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58ef" officeooo:paragraph-rsid="001658ef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658ef" officeooo:paragraph-rsid="001658ef"/>
    </style:style>
    <style:style style:name="P3" style:family="paragraph" style:parent-style-name="Standard">
      <style:paragraph-properties fo:text-align="start" style:justify-single-word="false"/>
      <style:text-properties officeooo:rsid="00177f65" officeooo:paragraph-rsid="00177f65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77f65" officeooo:paragraph-rsid="00177f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dos Necessários.</text:p>
      <text:list xml:id="list751903556931111468" text:style-name="L1">
        <text:list-item>
          <text:p text:style-name="P2">Um texto descritivo sobre o GEMAS, para seção “Quem somos”.</text:p>
        </text:list-item>
        <text:list-item>
          <text:p text:style-name="P2">Links três de redes sociais</text:p>
        </text:list-item>
        <text:list-item>
          <text:p text:style-name="P4">E-mail para contato</text:p>
        </text:list-item>
        <text:list-item>
          <text:p text:style-name="P4">Telefone</text:p>
        </text:list-item>
        <text:list-item>
          <text:p text:style-name="P4">Localização do Google maps</text:p>
        </text:list-item>
        <text:list-item>
          <text:p text:style-name="P4">Estatuto em PDF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03:06:52.938000000</meta:creation-date>
    <dc:date>2017-08-16T03:26:27.346000000</dc:date>
    <meta:editing-duration>PT9M14S</meta:editing-duration>
    <meta:editing-cycles>1</meta:editing-cycles>
    <meta:document-statistic meta:table-count="0" meta:image-count="0" meta:object-count="0" meta:page-count="1" meta:paragraph-count="7" meta:word-count="34" meta:character-count="178" meta:non-whitespace-character-count="157"/>
    <meta:generator>LibreOffice/5.2.4.2$Windows_x86 LibreOffice_project/3d5603e1122f0f102b62521720ab13a38a4e0eb0</meta:generator>
  </office:meta>
</office:document-meta>
</file>